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1.796cm"/>
    </style:style>
    <style:style style:name="Tabelle1.B" style:family="table-column">
      <style:table-column-properties style:column-width="15.21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officeooo:paragraph-rsid="00002079" style:font-size-asian="8pt" style:font-size-complex="8pt"/>
    </style:style>
    <style:style style:name="P3" style:family="paragraph" style:parent-style-name="Standard">
      <style:text-properties style:font-name="Courier New" fo:font-size="8pt" officeooo:rsid="0000231b" officeooo:paragraph-rsid="0000231b" style:font-size-asian="8pt" style:font-size-complex="8pt"/>
    </style:style>
    <style:style style:name="P4" style:family="paragraph" style:parent-style-name="Standard">
      <style:text-properties style:font-name="Courier New" fo:font-size="8pt" officeooo:paragraph-rsid="0000231b" style:font-size-asian="8pt" style:font-size-complex="8pt"/>
    </style:style>
    <style:style style:name="P5" style:family="paragraph" style:parent-style-name="Standard">
      <style:text-properties style:font-name="Courier New" fo:font-size="8pt" officeooo:rsid="0001c3d7" officeooo:paragraph-rsid="0001c3d7" style:font-size-asian="8pt" style:font-size-complex="8pt"/>
    </style:style>
    <style:style style:name="P6" style:family="paragraph" style:parent-style-name="Standard">
      <style:text-properties style:font-name="Courier New" fo:font-size="8pt" officeooo:rsid="0001c3d7" officeooo:paragraph-rsid="00031ea6" style:font-size-asian="8pt" style:font-size-complex="8pt"/>
    </style:style>
    <style:style style:name="P7" style:family="paragraph" style:parent-style-name="Standard">
      <style:text-properties style:font-name="Courier New" fo:font-size="8pt" officeooo:rsid="00031ea6" officeooo:paragraph-rsid="00031ea6" style:font-size-asian="8pt" style:font-size-complex="8pt"/>
    </style:style>
    <style:style style:name="P8" style:family="paragraph" style:parent-style-name="Standard">
      <style:text-properties style:font-name="Courier New" fo:font-size="8pt" officeooo:rsid="00051700" officeooo:paragraph-rsid="00051700" style:font-size-asian="8pt" style:font-size-complex="8pt"/>
    </style:style>
    <style:style style:name="P9" style:family="paragraph" style:parent-style-name="Standard">
      <style:text-properties style:font-name="Courier New" fo:font-size="8pt" fo:font-weight="bold" officeooo:rsid="00051700" officeooo:paragraph-rsid="00051700" style:font-size-asian="8pt" style:font-weight-asian="bold" style:font-size-complex="8pt" style:font-weight-complex="bold"/>
    </style:style>
    <style:style style:name="P10" style:family="paragraph" style:parent-style-name="Standard">
      <style:text-properties fo:color="#ff0000" loext:opacity="100%" style:font-name="Courier New" fo:font-size="8pt" officeooo:paragraph-rsid="00002079" style:font-size-asian="8pt" style:font-size-complex="8pt"/>
    </style:style>
    <style:style style:name="P11" style:family="paragraph" style:parent-style-name="Standard">
      <style:text-properties style:font-name="Courier New" fo:font-size="8pt" style:font-size-asian="8pt" style:font-size-complex="8pt"/>
    </style:style>
    <style:style style:name="P12" style:family="paragraph" style:parent-style-name="Standard">
      <style:text-properties style:font-name="Courier New" fo:font-size="8pt" officeooo:paragraph-rsid="00002079" style:font-size-asian="8pt" style:font-size-complex="8pt"/>
    </style:style>
    <style:style style:name="P13" style:family="paragraph" style:parent-style-name="Standard">
      <style:text-properties style:font-name="Courier New" fo:font-size="8pt" officeooo:paragraph-rsid="000e2722" style:font-size-asian="8pt" style:font-size-complex="8pt"/>
    </style:style>
    <style:style style:name="P14" style:family="paragraph" style:parent-style-name="Standard">
      <style:text-properties style:font-name="Courier New" fo:font-size="8pt" officeooo:rsid="0001c3d7" officeooo:paragraph-rsid="000e2722" style:font-size-asian="8pt" style:font-size-complex="8pt"/>
    </style:style>
    <style:style style:name="P15" style:family="paragraph" style:parent-style-name="Standard">
      <style:text-properties style:font-name="Courier New" fo:font-size="8pt" officeooo:paragraph-rsid="000fcf4d" style:font-size-asian="8pt" style:font-size-complex="8pt"/>
    </style:style>
    <style:style style:name="P16" style:family="paragraph" style:parent-style-name="Standard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text-properties fo:color="#c9211e" loext:opacity="100%" style:font-name="Courier New" fo:font-size="8pt" fo:font-weight="bold" officeooo:paragraph-rsid="000e2722" fo:background-color="#ffff00" style:font-size-asian="8pt" style:font-weight-asian="bold" style:font-size-complex="8pt" style:font-weight-complex="bold"/>
    </style:style>
    <style:style style:name="P18" style:family="paragraph" style:parent-style-name="Standard">
      <style:text-properties fo:color="#c9211e" loext:opacity="100%" style:font-name="Courier New" fo:font-size="8pt" officeooo:rsid="000e2722" officeooo:paragraph-rsid="000e2722" fo:background-color="#ffff00" style:font-size-asian="8pt" style:font-size-complex="8pt"/>
    </style:style>
    <style:style style:name="P19" style:family="paragraph" style:parent-style-name="Standard">
      <style:text-properties fo:color="#000000" loext:opacity="100%" style:font-name="Courier New" fo:font-size="8pt" fo:font-weight="bold" officeooo:paragraph-rsid="000e2722" fo:background-color="transparent" style:font-size-asian="8pt" style:font-weight-asian="bold" style:font-size-complex="8pt" style:font-weight-complex="bold"/>
    </style:style>
    <style:style style:name="P20" style:family="paragraph" style:parent-style-name="Standard">
      <style:text-properties fo:color="#ff0000" loext:opacity="100%" style:font-name="Courier New" fo:font-size="8pt" officeooo:paragraph-rsid="000fcf4d" style:font-size-asian="8pt" style:font-size-complex="8pt"/>
    </style:style>
    <style:style style:name="T1" style:family="text">
      <style:text-properties officeooo:rsid="00002079"/>
    </style:style>
    <style:style style:name="T2" style:family="text">
      <style:text-properties officeooo:rsid="0000231b"/>
    </style:style>
    <style:style style:name="T3" style:family="text">
      <style:text-properties officeooo:rsid="0001c3d7"/>
    </style:style>
    <style:style style:name="T4" style:family="text">
      <style:text-properties officeooo:rsid="00031ea6"/>
    </style:style>
    <style:style style:name="T5" style:family="text">
      <style:text-properties officeooo:rsid="00051700"/>
    </style:style>
    <style:style style:name="T6" style:family="text">
      <style:text-properties officeooo:rsid="0008d827"/>
    </style:style>
    <style:style style:name="T7" style:family="text">
      <style:text-properties officeooo:rsid="0009d15d"/>
    </style:style>
    <style:style style:name="T8" style:family="text">
      <style:text-properties officeooo:rsid="000b67fb"/>
    </style:style>
    <style:style style:name="T9" style:family="text">
      <style:text-properties officeooo:rsid="000e2722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style:font-name="Courier New" fo:font-size="8pt" style:font-size-asian="8pt" style:font-size-complex="8pt"/>
    </style:style>
    <style:style style:name="T13" style:family="text">
      <style:text-properties fo:color="#c9211e" loext:opacity="100%" officeooo:rsid="00031ea6"/>
    </style:style>
    <style:style style:name="T14" style:family="text">
      <style:text-properties fo:color="#c9211e" loext:opacity="100%" officeooo:rsid="00031ea6" fo:background-color="#ffff00" loext:char-shading-value="0"/>
    </style:style>
    <style:style style:name="T15" style:family="text">
      <style:text-properties fo:color="#c9211e" loext:opacity="100%" officeooo:rsid="00031ea6" fo:background-color="#ffff00" loext:char-shading-value="0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officeooo:rsid="00002079"/>
    </style:style>
    <style:style style:name="T18" style:family="text">
      <style:text-properties officeooo:rsid="000fcf4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V1.1 :-) </text:p>
      <text:p text:style-name="P1"/>
      <text:p text:style-name="P1"/>
      <text:p text:style-name="P3">r-equired, q-uery, s-et, w-anted, o-ptional</text:p>
      <text:p text:style-name="P1"/>
      <text:p text:style-name="P1">competition: {</text:p>
      <text:p text:style-name="P1"><text:s text:c="2"/>r : saisonId: "2019",</text:p>
      <text:p text:style-name="P1"><text:s text:c="2"/>r : competitionId: "011008a",</text:p>
      <text:p text:style-name="P1"><text:s text:c="2"/>q : ligaId: "Oberliga",</text:p>
      <text:p text:style-name="P1"><text:s text:c="2"/>q : tableId: "Westfalen",</text:p>
      <text:p text:style-name="P1"><text:s text:c="2"/>i : status: "3",</text:p>
      <text:p text:style-name="P1"><text:s text:c="2"/>i : scheme: "",</text:p>
      <text:p text:style-name="P1"><text:s text:c="2"/>s : manualInput: "0",</text:p>
      <text:p text:style-name="P1"><text:s text:c="2"/>i : inTable: "1",</text:p>
      <text:p text:style-name="P1"><text:s text:c="2"/>i : inStatistics: "1",</text:p>
      <text:p text:style-name="P1"><text:s text:c="2"/>i : invalidated: "0",</text:p>
      <text:p text:style-name="P1"><text:s text:c="2"/>i : planned: "0",</text:p>
      <text:p text:style-name="P1"><text:s text:c="2"/>q : boutday: "1",</text:p>
      <text:p text:style-name="P1"><text:s text:c="2"/><text:span text:style-name="T8">i</text:span> : homeTeamName: "TV Essen-Dellwig",</text:p>
      <text:p text:style-name="P1"><text:s text:c="2"/><text:span text:style-name="T8">i</text:span> : opponentTeamName: "TSG Herdecke",</text:p>
      <text:p text:style-name="P1"><text:s text:c="2"/>r : homePoints: "25", </text:p>
      <text:p text:style-name="P1"><text:s text:c="2"/>r : opponentPoints: "15",</text:p>
      <text:p text:style-name="P1"><text:s text:c="2"/>q : boutDate: "2019-08-31",</text:p>
      <text:p text:style-name="P1"><text:s text:c="2"/>i : scaleTime: "19:00:00",</text:p>
      <text:p text:style-name="P1"><text:s text:c="2"/>w : audience: "50",</text:p>
      <text:p text:style-name="P1"><text:s text:c="2"/>i : location: "Gertrud-Bäumer-Realschule, Grünstraße 54, 45326 Essen",</text:p>
      <text:p text:style-name="P1"><text:s text:c="2"/>s : editorName: "Hasan Agca",</text:p>
      <text:p text:style-name="P1"><text:s text:c="2"/>w : editorComment: "Jerome Jan Eskiyapan (TV Dellwig) und Pietro Sabatino (TV Dellwig“,</text:p>
      <text:p text:style-name="P1"><text:s text:c="2"/>w : refereeName: "Manz",</text:p>
      <text:p text:style-name="P1"><text:s text:c="2"/>w : refereeGivenname: "Uwe",</text:p>
      <text:p text:style-name="P1"><text:s text:c="2"/>s : lastModified: "2020-08-21 23:01:03",</text:p>
      <text:p text:style-name="P1"><text:s text:c="2"/>s : editedAt: "2019-08-31 20:58:54",</text:p>
      <text:p text:style-name="P1"><text:s text:c="2"/>s : editedBy: "Hasan Agca",</text:p>
      <text:p text:style-name="P1"><text:s text:c="2"/>s : editedIpAddr: "109.40.65.107",</text:p>
      <text:p text:style-name="P1"><text:s text:c="2"/>i : controlledAt: "2019-09-03 14:13:52",</text:p>
      <text:p text:style-name="P1"><text:s text:c="2"/>i : controlledBy: "Detlev Ewert",</text:p>
      <text:p text:style-name="P1"><text:s text:c="2"/>i : controllerComment: "",</text:p>
      <text:p text:style-name="P1"><text:s text:c="2"/>i : validatedHomePoints: "25",</text:p>
      <text:p text:style-name="P1"><text:s text:c="2"/>i : validatedOpponentPoints: "15",</text:p>
      <text:p text:style-name="P1"><text:s text:c="2"/>i : decision: "home",</text:p>
      <text:p text:style-name="P1"><text:s text:c="2"/>w : startTime: "00:00:00",</text:p>
      <text:p text:style-name="P1"><text:s text:c="2"/>w : endTime: "00:00:00",</text:p>
      <text:p text:style-name="P1"><text:s text:c="2"/>s : uploadedAt: null</text:p>
      <text:p text:style-name="P16"><text:s text:c="2"/></text:p>
      <text:p text:style-name="P1"><text:s text:c="2"/><text:span text:style-name="T1">r</text:span> : _boutList: [</text:p>
      <text:p text:style-name="P1"><text:s text:c="5"/>{</text:p>
      <text:p text:style-name="P1"><text:s text:c="7"/>i : saisonId: "2019",</text:p>
      <text:p text:style-name="P1"><text:s text:c="7"/>i : competitionId: "011008a",</text:p>
      <text:p text:style-name="P1"><text:s text:c="7"/>i : order: "1",</text:p>
      <text:p text:style-name="P1"><text:s text:c="7"/><text:span text:style-name="T1">r</text:span> : weightClass: "57",</text:p>
      <text:p text:style-name="P1"><text:s text:c="7"/><text:span text:style-name="T1">r</text:span> : style: "LL",</text:p>
      <text:p text:style-name="P1"><text:s text:c="7"/>w : homeWrestlerName: "Sakhi",</text:p>
      <text:p text:style-name="P1"><text:s text:c="7"/>w : homeWrestlerGivenname: "Matin",</text:p>
      <text:p text:style-name="P1"><text:s text:c="7"/>w : opponentWrestlerName: "Lakatos",</text:p>
      <text:p text:style-name="P1"><text:s text:c="7"/>w : opponentWrestlerGivenname: "Szabolcz",</text:p>
      <text:p text:style-name="P1"><text:s text:c="7"/>w : homeWrestlerPoints: "0",</text:p>
      <text:p text:style-name="P1"><text:s text:c="7"/>i : homeWrestlerFlags: "0",</text:p>
      <text:p text:style-name="P1"><text:s text:c="7"/>w : opponentWrestlerPoints: "4",</text:p>
      <text:p text:style-name="P1"><text:s text:c="7"/>i : opponentWrestlerFlags: "0",</text:p>
      <text:p text:style-name="P1"><text:s text:c="7"/>w : result: "TÜ",</text:p>
      <text:p text:style-name="P1"><text:s text:c="7"/>w : round1: "0:15 ",</text:p>
      <text:p text:style-name="P1"><text:s text:c="7"/>w : round2: "",</text:p>
      <text:p text:style-name="P1"><text:s text:c="7"/>w : round3: "",</text:p>
      <text:p text:style-name="P1"><text:s text:c="7"/>w : round4: "",</text:p>
      <text:p text:style-name="P1"><text:s text:c="7"/>w : round5: "", <text:s/></text:p>
      <text:p text:style-name="P17"><text:span text:style-name="T9"><text:s text:c="7"/>w : </text:span>homeWrestlerPassCode: "11358", </text:p>
      <text:p text:style-name="P17"><text:s text:c="7"/><text:span text:style-name="T9">w : h</text:span>omeWrestlerSaisonLicenceId: "0",</text:p>
      <text:p text:style-name="P17"><text:s text:c="7"/><text:span text:style-name="T9">w : </text:span>opponentWrestlerPassCode: "11351",</text:p>
      <text:p text:style-name="P17"><text:s text:c="7"/><text:span text:style-name="T9">w : </text:span>opponentWrestlerSaisonLicenceId: "0"</text:p>
      <text:p text:style-name="P20"><text:s text:c="7"/>w : homeWrestlerRating: "", <text:s text:c="6"/>– <text:span text:style-name="T1">falsch noch im Interface: homeWrestlerStatus</text:span></text:p>
      <text:p text:style-name="P15"><text:span text:style-name="T16"><text:s text:c="7"/>w : opponentWrestlerRating: "", <text:s text:c="2"/>- </text:span><text:span text:style-name="T17">falsch noch im Interface: opponentWrestlerStatus</text:span> <text:s text:c="23"/></text:p>
      <text:p text:style-name="P15"><text:s text:c="7"/><text:span text:style-name="T18">o </text:span>: annotation: {</text:p>
      <text:p text:style-name="P13"><text:s text:c="11"/>&lt;type&gt;::(comment|points|duration<text:span text:style-name="T1">|result</text:span>) : {</text:p>
      <text:p text:style-name="P13"><text:s text:c="16"/>&lt;<text:span text:style-name="T2">nr&gt; : &lt;value</text:span></text:p>
      <text:p text:style-name="P13"><text:s text:c="11"/><text:span text:style-name="T2">}</text:span></text:p>
      <text:p text:style-name="P19"><text:s text:c="7"/>}</text:p>
      <text:p text:style-name="P1"><text:s text:c="4"/>}</text:p>
      <text:p text:style-name="P1"><text:s text:c="2"/>]</text:p>
      <text:p text:style-name="P1">}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petition: {</text:p>
      <text:p text:style-name="P2"><text:s text:c="2"/>r : saisonId: "2019",</text:p>
      <text:p text:style-name="P2"><text:s text:c="2"/>r : competitionId: "011008a",</text:p>
      <text:p text:style-name="P2"><text:s text:c="2"/>r : homePoints: "25", <text:s text:c="5"/>// <text:span text:style-name="T5">isNum()</text:span></text:p>
      <text:p text:style-name="P2"><text:s text:c="2"/>r : opponentPoints: "15", <text:s/>// <text:span text:style-name="T5">isNum()</text:span></text:p>
      <text:p text:style-name="P2"><text:s text:c="2"/>w : audience: "50",</text:p>
      <text:p text:style-name="P2"><text:s text:c="2"/>w : editorComment: "Jerome Jan Eskiyapan (TV Dellwig) und Pietro Sabatino (TV Dellwig“,</text:p>
      <text:p text:style-name="P2"><text:s text:c="2"/>w : refereeName: "Manz",</text:p>
      <text:p text:style-name="P2"><text:s text:c="2"/>w : refereeGivenname: "Uwe",</text:p>
      <text:p text:style-name="P2"><text:s text:c="2"/>w : startTime: "00:00:00", // <text:span text:style-name="T5">HH:MM:SS</text:span></text:p>
      <text:p text:style-name="P2"><text:s text:c="2"/>w : endTime: "00:00:00", <text:s text:c="2"/>// <text:span text:style-name="T5">HH:MM:SS</text:span></text:p>
      <text:p text:style-name="P2"><text:s text:c="2"/><text:span text:style-name="T1">r</text:span> : _boutList: [</text:p>
      <text:p text:style-name="P2"><text:s text:c="5"/>{</text:p>
      <text:p text:style-name="P2"><text:s text:c="7"/><text:span text:style-name="T1">r</text:span> : weightClass: "57",</text:p>
      <text:p text:style-name="P2"><text:s text:c="7"/><text:span text:style-name="T1">r</text:span> : style: "LL",</text:p>
      <text:p text:style-name="P2"><text:s text:c="7"/>w : homeWrestlerName: "Sakhi",</text:p>
      <text:p text:style-name="P2"><text:s text:c="7"/>w : homeWrestlerGivenname: "Matin",</text:p>
      <text:p text:style-name="P2"><text:s text:c="7"/>w : opponentWrestlerName: "Lakatos",</text:p>
      <text:p text:style-name="P2"><text:s text:c="7"/>w : opponentWrestlerGivenname: "Szabolcz",</text:p>
      <text:p text:style-name="P2"><text:s text:c="7"/>w : homeWrestlerPoints: "0",</text:p>
      <text:p text:style-name="P2"><text:s text:c="7"/>w : opponentWrestlerPoints: "4",</text:p>
      <text:p text:style-name="P17"><text:span text:style-name="T9"><text:s text:c="7"/>w : </text:span>homeWrestlerPassCode: "11358", </text:p>
      <text:p text:style-name="P17"><text:s text:c="7"/><text:span text:style-name="T9">w : h</text:span>omeWrestlerSaisonLicenceId: "0",</text:p>
      <text:p text:style-name="P17"><text:s text:c="7"/><text:span text:style-name="T9">w : </text:span>opponentWrestlerPassCode: "11351",</text:p>
      <text:p text:style-name="P17"><text:s text:c="7"/><text:span text:style-name="T9">w : </text:span>opponentWrestlerSaisonLicenceId: "0"</text:p>
      <text:p text:style-name="P13"><text:s text:c="7"/>w : result: "TÜ",</text:p>
      <text:p text:style-name="P2"><text:s text:c="7"/>w : round1: "0:15 ",</text:p>
      <text:p text:style-name="P2"><text:s text:c="7"/>w : round2: "",</text:p>
      <text:p text:style-name="P2"><text:s text:c="7"/>w : round3: "",</text:p>
      <text:p text:style-name="P2"><text:s text:c="7"/>w : round4: "",</text:p>
      <text:p text:style-name="P2"><text:s text:c="7"/>w : round5: "",</text:p>
      <text:p text:style-name="P10"><text:s text:c="7"/>w : homeWrestlerRating: "",</text:p>
      <text:p text:style-name="P10"><text:s text:c="7"/>w : opponentWrestlerRating: "",</text:p>
      <text:p text:style-name="P2"><text:s text:c="7"/>o : annotation: {</text:p>
      <text:p text:style-name="P4"><text:s text:c="11"/>&lt;type&gt;::(comment|points|duration<text:span text:style-name="T1">|result</text:span>) : {</text:p>
      <text:p text:style-name="P4"><text:s text:c="16"/>&lt;<text:span text:style-name="T2">round&gt;::[</text:span><text:span text:style-name="T3">1</text:span><text:span text:style-name="T2">-</text:span><text:span text:style-name="T3">5</text:span><text:span text:style-name="T2">] : &lt;value&gt;::&lt;string&gt;</text:span></text:p>
      <text:p text:style-name="P4"><text:s text:c="11"/><text:span text:style-name="T2">}</text:span></text:p>
      <text:p text:style-name="P2"><text:s text:c="7"/>}</text:p>
      <text:p text:style-name="P2"><text:s text:c="4"/>}</text:p>
      <text:p text:style-name="P2"><text:s text:c="2"/>]</text:p>
      <text:p text:style-name="P2">}</text:p>
      <text:p text:style-name="P2"/>
      <text:p text:style-name="P2"/>
      <text:p text:style-name="P3">annotation ist optional. <text:s/><text:span text:style-name="T3">Format eine map-of-map, wobei der erste Schlüssel der Typ ist und der zweite Schlüssel die Runde. <text:s text:c="2"/>Hinweis: natürlich ist nach den aktuellen Ringkampfregeln hier nur die Runde „1“ sinnvoll. Werte 1 bis 5 würden aber akzeptiert werden. </text:span><text:span text:style-name="T4">Andere vermutlich ignoriert :-) </text:span></text:p>
      <text:p text:style-name="P3"/>
      <text:p text:style-name="P5">Bedeutung und <text:span text:style-name="T4">S</text:span>yntax der annotations:</text:p>
      <text:p text:style-name="P5"/>
      <table:table table:name="Tabelle1" table:style-name="Tabelle1">
        <table:table-column table:style-name="Tabelle1.A"/>
        <table:table-column table:style-name="Tabelle1.B"/>
        <table:table-row table:style-name="TableLine2447281793536">
          <table:table-cell table:style-name="Tabelle1.A1" office:value-type="string">
            <text:p text:style-name="P5">comment</text:p>
          </table:table-cell>
          <table:table-cell table:style-name="Tabelle1.B1" office:value-type="string">
            <text:p text:style-name="P5">ein beliebiger Kommentar in HTML (!) (d.h. Sonderzeichen &lt;,&gt;,&amp; aber auch &lt;br&gt; STATT \N</text:p>
          </table:table-cell>
        </table:table-row>
        <table:table-row table:style-name="TableLine2447281800336">
          <table:table-cell table:style-name="Tabelle1.A2" office:value-type="string">
            <text:p text:style-name="P5">points</text:p>
          </table:table-cell>
          <table:table-cell table:style-name="Tabelle1.B2" office:value-type="string">
            <text:p text:style-name="P5">Eine Punkteleiste gemäß folgender <text:span text:style-name="T4">Grammatik</text:span>:</text:p>
            <text:p text:style-name="P5">&lt;&lt;<text:span text:style-name="T4">point-data&gt;&gt; ::= &lt;token&gt; (WS &lt;token&gt;)::* ;</text:span></text:p>
            <text:p text:style-name="P5">&lt;<text:span text:style-name="T4">token&gt; ::= (&lt;score&gt; | &lt;pause&gt;) ; </text:span></text:p>
            <text:p text:style-name="P14">&lt;<text:span text:style-name="T4">score&gt; ::= </text:span><text:span text:style-name="T15">&lt;grade&gt;</text:span><text:span text:style-name="T4">&lt;color&gt;&lt;timeInSec&gt; ; </text:span></text:p>
            <text:p text:style-name="P5">&lt;<text:span text:style-name="T4">color&gt; ::= („R“|“B“) ; </text:span></text:p>
            <text:p text:style-name="P5">&lt;<text:span text:style-name="T4">grade&gt; ::= &lt;points&gt;|&lt;decision&gt; ; </text:span></text:p>
            <text:p text:style-name="P5">&lt;<text:span text:style-name="T4">points&gt; ::= [1-5] ;</text:span></text:p>
            <text:p text:style-name="P5">&lt;<text:span text:style-name="T4">decision&gt; ::= [APV0O] ; </text:span></text:p>
            <text:p text:style-name="P5">&lt;<text:span text:style-name="T4">timeInSec&gt; ::= [0-9]{1,3} ;</text:span></text:p>
            <text:p text:style-name="P5">&lt;<text:span text:style-name="T4">pause&gt; ::= „#“ ;;</text:span></text:p>
          </table:table-cell>
        </table:table-row>
        <table:table-row table:style-name="TableLine2447281794080">
          <table:table-cell table:style-name="Tabelle1.A2" office:value-type="string">
            <text:p text:style-name="P7">duration</text:p>
          </table:table-cell>
          <table:table-cell table:style-name="Tabelle1.B2" office:value-type="string">
            <text:p text:style-name="P7">Dauer der Runde in Sekunden</text:p>
          </table:table-cell>
        </table:table-row>
        <table:table-row table:style-name="TableLine2447281794352">
          <table:table-cell table:style-name="Tabelle1.A2" office:value-type="string">
            <text:p text:style-name="P7"><text:span text:style-name="T6">r</text:span>esult</text:p>
          </table:table-cell>
          <table:table-cell table:style-name="Tabelle1.B2" office:value-type="string">
            <text:p text:style-name="P7">(braucht man nicht mehr und wird nur von 2005 Regelsatz berücksichtigt) <text:line-break/></text:p>
            <text:p text:style-name="P6">&lt;&lt;<text:span text:style-name="T4">result-data&gt;&gt; ::= &lt;points&gt; WS „:“ &lt;points&gt; (WS &lt;decision&gt;)::? ;</text:span></text:p>
            <text:p text:style-name="P6">&lt;<text:span text:style-name="T4">points&gt; ::= [1-9][0-9]:{0,2} ;</text:span></text:p>
            <text:p text:style-name="P6">&lt;<text:span text:style-name="T4">decision&gt; ::= („2x3“ | „1x5“) ;;</text:span></text:p>
            <text:p text:style-name="P6"/>
          </table:table-cell>
        </table:table-row>
      </table:table>
      <text:p text:style-name="P5"><text:s text:c="5"/></text:p>
      <text:p text:style-name="P5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yntax der Kampf<text:span text:style-name="T7">I</text:span>d: </text:p>
      <text:p text:style-name="P8"/>
      <text:p text:style-name="P8">&lt;&lt;cid&gt;&gt; ::= &lt;2tcid&gt; | &lt;3tcid&gt; ;</text:p>
      <text:p text:style-name="P8">&lt;2tcid&gt; ::= &lt;2thome&gt;::isa(&lt;2t&gt;)&lt;2topponent&gt;::isa(&lt;2t&gt;)&lt;unifier&gt;&lt;iterator&gt; ; </text:p>
      <text:p text:style-name="P8">&lt;3tcid&gt; ::= &lt;3thome&gt;::isa(&lt;3t&gt;)&lt;3topponent&gt;::isa(&lt;3t&gt;)&lt;unifier&gt;&lt;iterator&gt; ; </text:p>
      <text:p text:style-name="P8">&lt;2t&gt; ::= [0-9][0-9] ;</text:p>
      <text:p text:style-name="P8">&lt;3t&gt; ::= [0-9][0-9][0-9] ;</text:p>
      <text:p text:style-name="P8">&lt;unifier&gt; ::= [a-z] ; </text:p>
      <text:p text:style-name="P8">&lt;iterator&gt; ::= [1-9] ;;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8:57:16.896000000</meta:creation-date>
    <dc:date>2021-03-17T17:37:11.567000000</dc:date>
    <meta:editing-duration>PT56M33S</meta:editing-duration>
    <meta:editing-cycles>9</meta:editing-cycles>
    <meta:generator>LibreOffice/7.1.0.3$Windows_X86_64 LibreOffice_project/f6099ecf3d29644b5008cc8f48f42f4a40986e4c</meta:generator>
    <meta:document-statistic meta:table-count="1" meta:image-count="0" meta:object-count="0" meta:page-count="3" meta:paragraph-count="148" meta:word-count="650" meta:character-count="4889" meta:non-whitespace-character-count="3777"/>
  </office:meta>
</office:document-meta>
</file>